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style:font-name="Liberation Serif" fo:font-style="italic" fo:font-weight="normal" officeooo:rsid="00376b30" officeooo:paragraph-rsid="0007e01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officeooo:rsid="00a816c7" officeooo:paragraph-rsid="0007e01b"/>
    </style:style>
    <style:style style:name="P3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df2724" officeooo:paragraph-rsid="0007e01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348dc" officeooo:paragraph-rsid="0007e01b" style:font-style-asian="italic" style:font-style-complex="italic"/>
    </style:style>
    <style:style style:name="P5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574c6" officeooo:paragraph-rsid="0007e01b" style:font-style-asian="italic" style:font-style-complex="italic"/>
    </style:style>
    <style:style style:name="P6" style:family="paragraph" style:parent-style-name="Standard">
      <style:paragraph-properties fo:margin-top="0in" fo:margin-bottom="0in" loext:contextual-spacing="true"/>
      <style:text-properties style:font-name="Liberation Serif" fo:font-style="italic" officeooo:rsid="027cb639" officeooo:paragraph-rsid="0007e01b" style:font-style-asian="italic" style:font-style-complex="italic"/>
    </style:style>
    <style:style style:name="P7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6a1d7" officeooo:paragraph-rsid="0007e01b" style:font-style-asian="italic" style:font-style-complex="italic"/>
    </style:style>
    <style:style style:name="P8" style:family="paragraph" style:parent-style-name="Standard">
      <style:paragraph-properties fo:margin-top="0in" fo:margin-bottom="0in" loext:contextual-spacing="true"/>
      <style:text-properties officeooo:rsid="00a348dc" officeooo:paragraph-rsid="0007e01b"/>
    </style:style>
    <style:style style:name="P9" style:family="paragraph" style:parent-style-name="Standard">
      <style:paragraph-properties fo:margin-top="0in" fo:margin-bottom="0in" loext:contextual-spacing="true"/>
      <style:text-properties style:font-name="Dudu Cyryllic" officeooo:rsid="00a348dc" officeooo:paragraph-rsid="0007e01b"/>
    </style:style>
    <style:style style:name="P10" style:family="paragraph" style:parent-style-name="Standard">
      <style:paragraph-properties fo:margin-top="0in" fo:margin-bottom="0in" loext:contextual-spacing="true"/>
      <style:text-properties officeooo:rsid="00a3fdb2" officeooo:paragraph-rsid="0007e01b"/>
    </style:style>
    <style:style style:name="P11" style:family="paragraph" style:parent-style-name="Standard">
      <style:paragraph-properties fo:margin-top="0in" fo:margin-bottom="0in" loext:contextual-spacing="true"/>
      <style:text-properties officeooo:rsid="00a574c6" officeooo:paragraph-rsid="0007e01b"/>
    </style:style>
    <style:style style:name="P12" style:family="paragraph" style:parent-style-name="Standard">
      <style:paragraph-properties fo:margin-top="0in" fo:margin-bottom="0in" loext:contextual-spacing="true" fo:text-align="center" style:justify-single-word="false"/>
      <style:text-properties fo:font-weight="bold" officeooo:rsid="00a574c6" officeooo:paragraph-rsid="0007e01b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true"/>
      <style:text-properties officeooo:rsid="00a6a1d7" officeooo:paragraph-rsid="0007e01b"/>
    </style:style>
    <style:style style:name="P14" style:family="paragraph" style:parent-style-name="Standard">
      <style:paragraph-properties fo:margin-top="0in" fo:margin-bottom="0in" loext:contextual-spacing="true"/>
      <style:text-properties officeooo:rsid="027cb639" officeooo:paragraph-rsid="0007e01b"/>
    </style:style>
    <style:style style:name="P15" style:family="paragraph" style:parent-style-name="Standard">
      <style:paragraph-properties fo:margin-top="0in" fo:margin-bottom="0in" loext:contextual-spacing="true"/>
      <style:text-properties officeooo:rsid="027bb6da" officeooo:paragraph-rsid="0007e01b"/>
    </style:style>
    <style:style style:name="P16" style:family="paragraph" style:parent-style-name="Standard">
      <style:paragraph-properties fo:margin-top="0in" fo:margin-bottom="0in" loext:contextual-spacing="true"/>
      <style:text-properties officeooo:rsid="027d89ad" officeooo:paragraph-rsid="0007e01b"/>
    </style:style>
    <style:style style:name="P17" style:family="paragraph" style:parent-style-name="Standard">
      <style:paragraph-properties fo:margin-top="0in" fo:margin-bottom="0in" loext:contextual-spacing="true"/>
      <style:text-properties officeooo:rsid="03a52904" officeooo:paragraph-rsid="0007e01b"/>
    </style:style>
    <style:style style:name="P18" style:family="paragraph" style:parent-style-name="Standard">
      <style:paragraph-properties fo:margin-top="0in" fo:margin-bottom="0in" loext:contextual-spacing="true"/>
      <style:text-properties officeooo:rsid="00a7f889" officeooo:paragraph-rsid="0007e01b"/>
    </style:style>
    <style:style style:name="T1" style:family="text">
      <style:text-properties officeooo:rsid="018c859f"/>
    </style:style>
    <style:style style:name="T2" style:family="text">
      <style:text-properties officeooo:rsid="027ae0c5"/>
    </style:style>
    <style:style style:name="T3" style:family="text">
      <style:text-properties fo:font-style="normal" fo:font-weight="normal" officeooo:rsid="00376b30" style:font-style-asian="normal" style:font-weight-asian="normal" style:font-style-complex="normal" style:font-weight-complex="normal"/>
    </style:style>
    <style:style style:name="T4" style:family="text">
      <style:text-properties officeooo:rsid="03a52904"/>
    </style:style>
    <style:style style:name="T5" style:family="text">
      <style:text-properties officeooo:rsid="00a574c6"/>
    </style:style>
    <style:style style:name="T6" style:family="text">
      <style:text-properties officeooo:rsid="018d1362"/>
    </style:style>
    <style:style style:name="T7" style:family="text">
      <style:text-properties officeooo:rsid="027bb6da"/>
    </style:style>
    <style:style style:name="T8" style:family="text">
      <style:text-properties officeooo:rsid="027cb639"/>
    </style:style>
    <style:style style:name="T9" style:family="text">
      <style:text-properties officeooo:rsid="027d89ad"/>
    </style:style>
    <style:style style:name="T10" style:family="text">
      <style:text-properties officeooo:rsid="03a61fcd"/>
    </style:style>
    <style:style style:name="T11" style:family="text">
      <style:text-properties officeooo:rsid="027d9c98"/>
    </style:style>
    <style:style style:name="T12" style:family="text">
      <style:text-properties officeooo:rsid="00a7f889"/>
    </style:style>
    <style:style style:name="T13" style:family="text">
      <style:text-properties officeooo:rsid="00a81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8">Побывка в Канино пробудила во мне рост национального самосознания.</text:p>
      <text:p text:style-name="P8">Мне — потомку новгородских ушкуйников и татарских ордынцев, что веками, по очереди, насиловали рязанских баб, не пристало, да и зазорно даже, изо дня в день обнимать смердящие тряпки, чтоб запихнуть их в ящик пресса.</text:p>
      <text:p text:style-name="P8">Так я, впервые за свою трудовую карьеру, написал заявление с просьбой уволить меня по собственному желанию.</text:p>
      <text:p text:style-name="P8">Теперь в моей трудовой книжке статья 40-я покрывалась вполне приемлемой стандартной записью «по собственному желанию» и я отправился трудоустраиваться в КПВРЗ.</text:p>
      <text:p text:style-name="P8"/>
      <text:p text:style-name="P8">Всё шло как по маслу, я даже прошёл медкомиссию, но в самый последний момент в отделе кадров, откуда меня посылали на эту комиссию, мне вдруг сказали «нет».</text:p>
      <text:p text:style-name="P8">Почему?</text:p>
      <text:p text:style-name="P8">Оказывается на меня не осталось квоты.</text:p>
      <text:p text:style-name="P8">Зав отдела кадров мне обстоятельно объяснил, что имеется негласный закон, по которому принимать простым рабочим человека с высшим образованием можно лишь в том случае, если на него приходится не менее тысячи рабочих без высшего образования.</text:p>
      <text:p text:style-name="P8">В 5-тысячном коллективе завода на меня не на<text:span text:style-name="T1">шлось</text:span> <text:span text:style-name="T2">лишней </text:span>тысячи бездипломных рабочих. Какие-то дипломированные гады поспели раньше меня и квота кончилась.</text:p>
      <text:p text:style-name="P9"/>
      <text:p text:style-name="P4"><text:span text:style-name="T1">(...р</text:span>азочарование меня не убило, мне к ним не привыкать, но ощутимо потряс факт существования «теневого» законодательства, незнание которого не освобождает от применения его к тебе...<text:span text:style-name="T1">)</text:span></text:p>
      <text:p text:style-name="P4"/>
      <text:p text:style-name="P8">Тогда я отправился на окраину города противоположную Посёлку КПВРЗ, на завод «Мотордеталь», где меня приняли каменщиком в строительный цех. </text:p>
      <text:p text:style-name="P8">Вот что значит современное крупное предприятие!</text:p>
      <text:p text:style-name="P10">Если не брать в расчёт хавку в столовой, то завод «Мотордеталь» можно считать хрустальной мечтой, образцом промышленного предприятия.</text:p>
      <text:p text:style-name="P10"><text:span text:style-name="T1">Достаточно взглянуть на</text:span> строительный цех <text:span text:style-name="T3">— </text:span>бытовка просторная, культурно обложена кафелем, из неё вход в такую же просторную душевую, но уже с другим кафелем на полу и стенах. Трудись и вспоминай какая красота тебя тут ждёт после работы.</text:p>
      <text:p text:style-name="P10"/>
      <text:p text:style-name="P10">Я знал своё дело и меня применяли как каменщика-одиночку для нестандартных заданий в отдельно взятых местах.</text:p>
      <text:p text:style-name="P10">Дадут пару подсобников, чтоб <text:span text:style-name="T2">подносили</text:span> раствор-кирпич и вперёд — муровать подземный водопроводный колодец с круговыми стенами, или выкладывать печные трубы над <text:s/><text:span text:style-name="T4">двухквартирными </text:span>домиками.</text:p>
      <text:p text:style-name="P10">Мне нравилась частая смена заданий; каждое требовало особого подхода и осмотрительности, что не позволяет закоснеть умом и застыть хребтом.</text:p>
      <text:p text:style-name="P10"><text:span text:style-name="T2">А в</text:span> периоды <text:span text:style-name="T2">затишья </text:span>между делом меня <text:span text:style-name="T2">от</text:span>сылали в бригаду <text:span text:style-name="T2">каменщиков </text:span>на строительстве заводского 130-квартирного. </text:p>
      <text:p text:style-name="P10">Работали в ней не ассы, конечно, но как построят в том и будут жить.</text:p>
      <text:p text:style-name="P10"/>
      <text:p text:style-name="P10">Ни в бытовке, ни в бригаде я особо ни с кем не общался. Спросят о чём — отвечу, а так всё больше молчу; сам с собой в уме разговариваю.</text:p>
      <text:p text:style-name="P10">Подсобники у меня часто менялись, их поставляло Наркологическое отделение № 2, оно же нарко-два. <text:span text:style-name="T5">Оно же — составная <text:s/>часть конвейерного производства бесплатных рабов.</text:span></text:p>
      <text:p text:style-name="P10"/>
      <text:p text:style-name="P11">Система <text:span text:style-name="T6">такая</text:span> — влетает милицейский фургон в село и хватают двух-трёх мужиков, на кого председатель сельсовета укажет, что они пьющие. (Как будто другие бывают.)</text:p>
      <text:p text:style-name="P11"><text:soft-page-break/>Их привозят в нарко-два, типа, на лечение. Кто заерепенится — укол серы вкатят и до конца срока он уже не рискует.</text:p>
      <text:p text:style-name="P11">Срок лечения от двух до трёх месяцев.</text:p>
      <text:p text:style-name="P11">Живут пациенты в общежитии, хавают в столовой, пашут там, куда пошлю. </text:p>
      <text:p text:style-name="P12">ДЕНЕГ НЕ ПОЛУЧАЮТ.</text:p>
      <text:p text:style-name="P11">Всё уходит на оплату быта, хавки и медицинского обслуживания — раздача таблеток по вечерам, которые они <text:span text:style-name="T7">тут же</text:span> спус<text:span text:style-name="T7">тят</text:span> в унитазы.</text:p>
      <text:p text:style-name="P11">При хорошем поведении на выходные <text:span text:style-name="T7">их </text:span>отпускают съездить домой на родину.</text:p>
      <text:p text:style-name="P11">В городе <text:span text:style-name="T7">ещё </text:span>проще — участковый <text:span text:style-name="T6">объявляет алкашам чья очередь</text:span> явиться для отбывания <text:span text:style-name="T4">в нарко-два </text:span>и те знают, что лучше не пурхать.</text:p>
      <text:p text:style-name="P11">Вот <text:span text:style-name="T6">так </text:span>и стираются грани между городом и деревней.</text:p>
      <text:p text:style-name="P11"/>
      <text:p text:style-name="P11">У каждого человека непременно есть своя история и если молчишь и <text:span text:style-name="T4">его </text:span>не перебиваешь, он тебе её <text:span text:style-name="T7">непременно </text:span>расскажет. </text:p>
      <text:p text:style-name="P11">Не обязательно про самого себя, может и про родственника или соседа.</text:p>
      <text:p text:style-name="P11">Я в «Мотордетали» такого наслушался — ни в какую «Тысячу и одну ночь» не влезет.</text:p>
      <text:p text:style-name="P11">Например, про немца, что со своим отделением в сельской хате квартировал.</text:p>
      <text:p text:style-name="P11">Он каждое утро орал чего-то, а товарищи его хохотали.</text:p>
      <text:p text:style-name="P11">Один из них немного говорил по-русски и пояснил хозяйке хаты о чём тот кричит:</text:p>
      <text:p text:style-name="P11">- Этих сук мне дайте — и Сталина, и Гитлера, обоих из «шмайсера» положу!</text:p>
      <text:p text:style-name="P13">Это мне баба рассказала, которая считала дни до пенсии.</text:p>
      <text:p text:style-name="P5"/>
      <text:p text:style-name="P5"><text:span text:style-name="T6">(...с</text:span>прашивается, в Красной армии долго б ему дали покричать?..<text:span text:style-name="T6">)</text:span></text:p>
      <text:p text:style-name="P5"/>
      <text:p text:style-name="P13">Или как мужик в забегаловке с каким-то кентом разговорился, вместе вышли и пошли себе.</text:p>
      <text:p text:style-name="P13">Кент говорит, погоди, мол, отлить <text:span text:style-name="T6">надо, вон в тот двор</text:span> заскочу. </text:p>
      <text:p text:style-name="P13">А во дворе на верёвке ковёр оказался. <text:s/>Тот поссал и захотел ковёр прихватить. Так повязали обоих. </text:p>
      <text:p text:style-name="P13">Мужик получил четыре года. Он, типа, на стрёме стоял. </text:p>
      <text:p text:style-name="P13">Так и не смог доказать, что того кента полчаса как знал...</text:p>
      <text:p text:style-name="P14">Да, ещё случаются у нас порой судебные ошибки.</text:p>
      <text:p text:style-name="P13"/>
      <text:p text:style-name="P15">А <text:span text:style-name="T8">вот </text:span>палач <text:span text:style-name="T8">с такою гордостью</text:span> расск<text:span text:style-name="T9">а</text:span>зывал о себе.</text:p>
      <text:p text:style-name="P15">Конечно, сам <text:span text:style-name="T9">он </text:span>себя <text:s/>считал героем, а не палачом. <text:span text:style-name="T9">Н</text:span>а фронте в Смерше служил и пойманных при зачистке власовцев собственноручно и героически <text:span text:style-name="T9">от</text:span>водил в ближний лес. <text:span text:style-name="T9">Хотя для этого при штабе специальный взвод автоматчиков имелся.</text:span></text:p>
      <text:p text:style-name="P15">Под ручку так возьмёт и ведёт, расспрашивает про семью, <text:span text:style-name="T9">про</text:span> деток. </text:p>
      <text:p text:style-name="P15">У некоторых даже надежда зарождалась и тогда он говорил:</text:p>
      <text:p text:style-name="P15">- Что ж ты, сука, родину предал?</text:p>
      <text:p text:style-name="P15">И стрелял из пистолета ТТ, <text:span text:style-name="T9">но не насмерть,</text:span> а чтобы пуля пробила печень <text:s/>и чтоб тот ещё минут десять корчился от смертельной раны.</text:p>
      <text:p text:style-name="P15">После войны хотел дипломатом стать, но ему в МИМО объяснили <text:span text:style-name="T5">— советский д</text:span>ипломат должен быть без изъянов, <text:span text:style-name="T9">а ему, </text:span>когда уже добивали врага в его <text:span text:style-name="T9">же </text:span>логове, оскол<text:span text:style-name="T9">ок</text:span> авиабомбы отсёк на кисти три пальца. </text:p>
      <text:p text:style-name="P15">Пришлось подавать документы на экономический и ста<text:span text:style-name="T9">ть</text:span> руководителем среднего звена. </text:p>
      <text:p text:style-name="P15">Я слегка <text:s/>зна<text:span text:style-name="T9">л</text:span> его сын<text:span text:style-name="T9">а</text:span>, тот шпарил лозунгами, <text:span text:style-name="T8">типа, «не дадим всякой нечисти</text:span> <text:span text:style-name="T8">топтать нашу родную землю». Видно папа <text:s/>делился идеологией.</text:span></text:p>
      <text:p text:style-name="P16"/>
      <text:p text:style-name="P17">В Конотопе не все такие идейные и если заведут ругаться, то высокопарных слов не выбирают.</text:p>
      <text:p text:style-name="P16"><text:span text:style-name="T10">Например,</text:span> для оскорбления женского пола говорили:</text:p>
      <text:p text:style-name="P15">- <text:span text:style-name="T8">Нюся ты Каменецкая!</text:span></text:p>
      <text:p text:style-name="P14"><text:soft-page-break/>Нюся была городским идиотом. Ходила по тротуарам молча, <text:span text:style-name="T9">никто её не трогал и она</text:span> никого, потому что тихая. Но по шапке видно, что идиотка. Красная такая шапка с букетом искусственных цветов. </text:p>
      <text:p text:style-name="P14"><text:span text:style-name="T9">По этой шапке её издали опознавали и м</text:span>елкая пацанва, <text:span text:style-name="T10">чтоб оскорбить, вопили:</text:span></text:p>
      <text:p text:style-name="P14">- Нюся Каменецкая! </text:p>
      <text:p text:style-name="P14">Но она молча шла дальше. <text:span text:style-name="T9">Тихая г</text:span>ородской идиот.</text:p>
      <text:p text:style-name="P14">Сын палача её убил. Поздно вечером в парке Лунатика. <text:s/>Хотел, <text:span text:style-name="T9">как</text:span> видно <text:span text:style-name="T9">убрать нечисть с родной земли, чтоб не топтали бы её ноги тихих идиотов.</text:span></text:p>
      <text:p text:style-name="P14">Потом ещё Лялька выносил ему на Вокзал пару «прощальных» косяков перед отправкой «столыпина».</text:p>
      <text:p text:style-name="P14">Так вот, для гарантии, что подобные Нюс<text:span text:style-name="T9">е</text:span> <text:s/><text:span text:style-name="T10"><text:s/></text:span>больше <text:span text:style-name="T10">не посмели бы являться </text:span>на родной земле, этот сын героя Смерша...</text:p>
      <text:p text:style-name="P14"/>
      <text:p text:style-name="P6"><text:span text:style-name="T9">(</text:span>..заткнись! </text:p>
      <text:p text:style-name="P6">Некоторые вещи нельзя даже взрослым детям рассказывать!..)</text:p>
      <text:p text:style-name="P7"/>
      <text:p text:style-name="P13">Вобщем, большинство сказок <text:span text:style-name="T10">почему-то</text:span> про тёмную ночь...</text:p>
      <text:p text:style-name="P13"/>
      <text:p text:style-name="P13">Но и в трагичности найдётся место оптимизму!</text:p>
      <text:p text:style-name="P13">В ту зиму мороз стоял несусветный. </text:p>
      <text:p text:style-name="P13"><text:span text:style-name="T11">Так вот и</text:span>дёшь себе, а в голове тихое <text:s/>позвякивание <text:span text:style-name="T11">слышится </text:span>— это мысли в мозгу позамерзали и об извилины брякают.</text:p>
      <text:p text:style-name="P13">И в самый разгар этого полюса холода смотрю — объявление в коридоре: желающие пойти в лыжный поход на Сейм обращаться в группу по туризму. </text:p>
      <text:p text:style-name="P13">Я ж говорю — очень продвинутый завод. Под одной пятиэтажкой <text:span text:style-name="T10">в прилегающем к заводу</text:span> Жилмассиве я в подвале стяжку делал под резиновое покрытие, получился <text:s/>стадион для мини-футбола.</text:p>
      <text:p text:style-name="P13"/>
      <text:p text:style-name="P13">Нашёл я ту группу, говорят: в субботу утром возле проходной со своими лыжами. <text:s/></text:p>
      <text:p text:style-name="P13">Я принёс те, в которых ещё на Объекте пацаном по лесу бегал. </text:p>
      <text:p text:style-name="P13">Автобус ждёт. Кто хочет — автобусом, а кто хочет может и на лыжах <text:span text:style-name="T11">идти</text:span>. </text:p>
      <text:p text:style-name="P13">Мы втроём пошли, <text:span text:style-name="T12">всего-то 12 км. Одна девушка, ухажёр её и я.</text:span></text:p>
      <text:p text:style-name="P18">Лыжню по очереди прокладывали. Но какая красота! Особенно как в лес вошли.</text:p>
      <text:p text:style-name="P18">Снег от мороза мелкий-мелкий и весь искрится под солнцем. </text:p>
      <text:p text:style-name="P18"><text:span text:style-name="T11">Эта лыжная пара </text:span>знали где заводской лагерь, а я первый раз увидел. </text:p>
      <text:p text:style-name="P18">Домики как в швейцарских Альпах, с острыми крышами, двухэтажные и все из дерева. Вокруг лес <text:span text:style-name="T11">весь </text:span>под снегом, а на крышах <text:span text:style-name="T11">таких </text:span>снег не удерживается. Класс!</text:p>
      <text:p text:style-name="P18">Мне комната как раз под крышей досталась; <text:span text:style-name="T6">изнутри наглядно </text:span>видно до чего у неё скат крутой.</text:p>
      <text:p text:style-name="P18">Комнату со мной делил один из туристов. </text:p>
      <text:p text:style-name="P18">Я так понял, у них <text:span text:style-name="T6">при заводе</text:span> своя компания и объявление они для галочки повесили — дирекции показать, мол, привлекаем массы. </text:p>
      <text:p text:style-name="P18">Не ждали, что я придыбаю.</text:p>
      <text:p text:style-name="P18">Он мне рассказал, как в походе по Уралу целую неделю под дождём шёл. С утра до ночи дождь и дождь.</text:p>
      <text:p text:style-name="P18"><text:s/><text:span text:style-name="T6">Зато</text:span> с тех пор как отрезало — ни в одном походе даже и не моросит.</text:p>
      <text:p text:style-name="P18"><text:span text:style-name="T6">Потому-то е</text:span>го <text:span text:style-name="T6">и</text:span> прозвали «сухой талисман». Без него пойдут — мокнут, а с ним и капля не упадёт.</text:p>
      <text:p text:style-name="P18">Потом он ушёл и вернулся со спиртом, налил мне стакан, а себе двадцать капель; бутербродами закусили и он снова ушёл.</text:p>
      <text:p text:style-name="P18">С первого этажа <text:span text:style-name="T10">донеслась </text:span>музыка. Я на койку прилёг, смотрю — крыша над головой плавает, вот я и спустился на <text:span text:style-name="T10">звуки </text:span>музык<text:span text:style-name="T10">и</text:span>. </text:p>
      <text:p text:style-name="P18"><text:soft-page-break/>Они там в одной комнате быстрые танцы устроили. Свет потушили, только цвет<text:span text:style-name="T10">ные лампочки ритмично </text:span><text:s/>морга<text:span text:style-name="T10">ю</text:span>т. Я чуток тоже попрыгал.</text:p>
      <text:p text:style-name="P18">Потом перешёл в соседнюю комнату. Там свет горел <text:span text:style-name="T10">по полной</text:span>, под стенами сидели женщины не лыжного возраста — наверное, туристические мамаши из автобуса. </text:p>
      <text:p text:style-name="P18">А по центру биллиардный стол стоит. <text:span text:style-name="T13">Сухой талисман с кем-то шары гоняет. </text:span></text:p>
      <text:p text:style-name="P2">Я у него кий попросил и — верь не верь! — три шара друг за дружкой по лузам разложил, да хлёстко так. </text:p>
      <text:p text:style-name="P2"><text:span text:style-name="T11">Аж</text:span> и сам обомлел, на бильярде у меня никогда толком не получалось. </text:p>
      <text:p text:style-name="P2">Дальше я продолжать не стал — кий отдал и во двор вышел.</text:p>
      <text:p text:style-name="P2">Вокруг темень, как в лесу, только свет <text:span text:style-name="T6">из</text:span> окош<text:span text:style-name="T6">ек,</text:span> да <text:span text:style-name="T6">в </text:span>мангале костёр полыхает для шашлыка; и ни души вокруг.</text:p>
      <text:p text:style-name="P2">Подошёл я, на пламя посмотрел и такая вдруг тоска взяла — все люди, как люди только я ото всех ломоть отрезанный. </text:p>
      <text:p text:style-name="P2">От такой тоски хмель из меня улетучился, поднялся я в комнату, да и уснул с гор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38:37.300363243</meta:creation-date>
    <dc:date>2017-03-03T17:38:50.459400319</dc:date>
    <dc:creator>sehrguey </dc:creator>
    <meta:editing-duration>PT13S</meta:editing-duration>
    <meta:editing-cycles>1</meta:editing-cycles>
    <meta:document-statistic meta:table-count="0" meta:image-count="0" meta:object-count="0" meta:page-count="4" meta:paragraph-count="98" meta:word-count="1504" meta:character-count="9399" meta:non-whitespace-character-count="7925"/>
    <meta:generator>LibreOffice/4.3.3.2$Linux_x86 LibreOffice_project/430m0$Build-2</meta:generator>
  </office:meta>
</office:document-meta>
</file>